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OpenSymbol" svg:font-family="OpenSymbol" style:font-charset="x-symbol"/>
    <style:font-face style:name="TeX Gyre Schola" svg:font-family="'TeX Gyre Schola'" style:font-pitch="variable"/>
  </office:font-face-decls>
  <office:automatic-styles>
    <style:style style:name="Tabela1" style:family="table">
      <style:table-properties style:width="6.6236in" table:align="margins" fo:background-color="transparent" style:shadow="#ffffff 0.0694in -0.0694in">
        <style:background-image/>
      </style:table-properties>
    </style:style>
    <style:style style:name="Tabela1.A" style:family="table-column">
      <style:table-column-properties style:column-width="2.7674in" style:rel-column-width="27382*"/>
    </style:style>
    <style:style style:name="Tabela1.B" style:family="table-column">
      <style:table-column-properties style:column-width="0.7375in" style:rel-column-width="7296*"/>
    </style:style>
    <style:style style:name="Tabela1.C" style:family="table-column">
      <style:table-column-properties style:column-width="3.1188in" style:rel-column-width="30857*"/>
    </style:style>
    <style:style style:name="Tabela1.1" style:family="table-row">
      <style:table-row-properties style:min-row-height="0.2174in" fo:background-color="transparent">
        <style:background-image/>
      </style:table-row-properties>
    </style:style>
    <style:style style:name="Tabela1.A1" style:family="table-cell">
      <style:table-cell-properties fo:padding="0.0194in" fo:border="none" style:writing-mode="page"/>
    </style:style>
    <style:style style:name="Tabela1.2" style:family="table-row">
      <style:table-row-properties style:min-row-height="0.716in" fo:background-color="transparent">
        <style:background-image/>
      </style:table-row-properties>
    </style:style>
    <style:style style:name="Tabela1.A2" style:family="table-cell">
      <style:table-cell-properties fo:background-color="#eeeeee" fo:padding="0.0194in" fo:border="none" style:writing-mode="page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0.1575in" fo:text-align="justify" style:justify-single-word="false"/>
      <style:text-properties fo:color="#000000" loext:opacity="100%" style:text-line-through-style="none" style:text-line-through-type="none" style:font-name="TeX Gyre Schola" fo:font-size="11pt" style:text-underline-style="none" fo:font-weight="bold" officeooo:rsid="00141932" officeooo:paragraph-rsid="00141932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in" fo:margin-bottom="0in" style:contextual-spacing="false" fo:line-height="0.1575in" fo:text-align="justify" style:justify-single-word="false"/>
      <style:text-properties fo:color="#000000" loext:opacity="100%" style:text-line-through-style="none" style:text-line-through-type="none" style:font-name="TeX Gyre Schola" fo:font-size="11pt" style:text-underline-style="none" fo:font-weight="normal" officeooo:rsid="00141932" officeooo:paragraph-rsid="00141932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text-line-through-style="none" style:text-line-through-type="none" style:font-name="Nimbus Mono PS" fo:font-style="normal" style:text-underline-style="none" fo:font-weight="normal" officeooo:rsid="00141932" officeooo:paragraph-rsid="00141932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top="0in" fo:margin-bottom="0in" style:contextual-spacing="false" fo:line-height="0.1575in" fo:text-align="end" style:justify-single-word="false"/>
      <style:text-properties fo:color="#000000" loext:opacity="100%" style:font-name="TeX Gyre Schola" fo:font-size="11pt" fo:font-weight="bold" officeooo:rsid="00141932" officeooo:paragraph-rsid="00141932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in" fo:margin-bottom="0in" style:contextual-spacing="false" fo:line-height="0.1575in"/>
      <style:text-properties style:font-name="TeX Gyre Schola" fo:font-size="11pt" fo:font-weight="bold" officeooo:rsid="00141932" officeooo:paragraph-rsid="00141932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margin-top="0in" fo:margin-bottom="0in" style:contextual-spacing="false" fo:line-height="0.1575in" fo:text-align="justify" style:justify-single-word="false"/>
      <style:text-properties style:font-name="TeX Gyre Schola" fo:font-size="11pt" officeooo:rsid="00141932" officeooo:paragraph-rsid="00141932" style:font-size-asian="11pt" style:font-size-complex="11pt"/>
    </style:style>
    <style:style style:name="P7" style:family="paragraph" style:parent-style-name="Table_20_Contents">
      <style:paragraph-properties fo:margin-top="0in" fo:margin-bottom="0in" style:contextual-spacing="false" fo:line-height="0.1575in" fo:text-align="justify" style:justify-single-word="false"/>
      <style:text-properties style:font-name="Nimbus Mono PS" fo:font-size="11pt" style:font-size-asian="11pt" style:font-size-complex="11pt"/>
    </style:style>
    <style:style style:name="P8" style:family="paragraph" style:parent-style-name="Standard">
      <style:paragraph-properties fo:margin-top="0in" fo:margin-bottom="0in" style:contextual-spacing="false" fo:line-height="0.1575in" fo:text-align="justify" style:justify-single-word="false"/>
      <style:text-properties fo:color="#000000" loext:opacity="100%" style:text-line-through-style="none" style:text-line-through-type="none" style:font-name="TeX Gyre Schola" fo:font-size="11pt" style:text-underline-style="none" fo:font-weight="normal" officeooo:rsid="00141932" officeooo:paragraph-rsid="00141932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in" fo:margin-bottom="0in" style:contextual-spacing="false" fo:line-height="0.1575in" fo:text-align="justify" style:justify-single-word="false"/>
      <style:text-properties fo:color="#000000" loext:opacity="100%" style:text-line-through-style="none" style:text-line-through-type="none" style:font-name="TeX Gyre Schola" fo:font-size="11pt" style:text-underline-style="none" fo:font-weight="normal" officeooo:rsid="00141932" officeooo:paragraph-rsid="001a2bf4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in" fo:margin-bottom="0in" style:contextual-spacing="false" fo:line-height="0.1575in" fo:text-align="justify" style:justify-single-word="false"/>
      <style:text-properties fo:color="#000000" loext:opacity="100%" style:text-line-through-style="none" style:text-line-through-type="none" style:font-name="TeX Gyre Schola" fo:font-size="11pt" style:text-underline-style="none" fo:font-weight="normal" officeooo:rsid="00141932" officeooo:paragraph-rsid="00207e0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in" fo:margin-bottom="0in" style:contextual-spacing="false" fo:line-height="0.1575in"/>
      <style:text-properties style:font-name="TeX Gyre Schola" fo:font-size="11pt" fo:font-weight="bold" officeooo:rsid="001ef854" officeooo:paragraph-rsid="001ef854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margin-top="0in" fo:margin-bottom="0in" style:contextual-spacing="false" fo:line-height="0.1575in" fo:text-align="justify" style:justify-single-word="false"/>
      <style:text-properties style:font-name="Nimbus Mono PS" fo:font-size="11pt" officeooo:rsid="0023724a" officeooo:paragraph-rsid="0023724a" style:font-size-asian="11pt" style:font-size-complex="11pt"/>
    </style:style>
    <style:style style:name="P13" style:family="paragraph" style:parent-style-name="Table_20_Contents">
      <style:paragraph-properties fo:margin-top="0in" fo:margin-bottom="0in" style:contextual-spacing="false" fo:line-height="0.1575in" fo:text-align="justify" style:justify-single-word="false"/>
      <style:text-properties style:font-name="Nimbus Mono PS" fo:font-size="11pt" fo:font-style="normal" fo:font-weight="normal" officeooo:rsid="0023724a" officeooo:paragraph-rsid="0023724a" style:font-size-asian="11pt" style:font-style-asian="normal" style:font-weight-asian="normal" style:font-size-complex="11pt" style:font-style-complex="normal" style:font-weight-complex="normal"/>
    </style:style>
    <style:style style:name="P14" style:family="paragraph">
      <loext:graphic-properties draw:fill-color="#000000"/>
      <style:paragraph-properties fo:text-align="center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ef854"/>
    </style:style>
    <style:style style:name="T7" style:family="text">
      <style:text-properties style:text-position="super 58%" officeooo:rsid="0023630f"/>
    </style:style>
    <style:style style:name="T8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position="sub 58%" fo:font-style="italic" fo:font-weight="bold" officeooo:rsid="00207e05" style:font-style-asian="italic" style:font-weight-asian="bold" style:font-style-complex="italic" style:font-weight-complex="bold"/>
    </style:style>
    <style:style style:name="T10" style:family="text">
      <style:text-properties style:text-position="0% 100%" style:font-name="DejaVu Sans" officeooo:rsid="001a2bf4" style:font-name-asian="DejaVu Sans" style:font-name-complex="DejaVu Sans"/>
    </style:style>
    <style:style style:name="T11" style:family="text">
      <style:text-properties style:text-position="0% 100%" style:font-name="DejaVu Sans" fo:font-style="italic" officeooo:rsid="001a2bf4" style:font-name-asian="DejaVu Sans" style:font-style-asian="italic" style:font-name-complex="DejaVu Sans" style:font-style-complex="italic"/>
    </style:style>
    <style:style style:name="T12" style:family="text">
      <style:text-properties officeooo:rsid="001a2bf4"/>
    </style:style>
    <style:style style:name="T13" style:family="text">
      <style:text-properties officeooo:rsid="001ef854"/>
    </style:style>
    <style:style style:name="T14" style:family="text">
      <style:text-properties officeooo:rsid="00207e0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Zadanie: <text:span text:style-name="T12">S</text:span><text:span text:style-name="T13">N</text:span></text:p>
      <text:p text:style-name="P11">Spadek Napięcia</text:p>
      <text:p text:style-name="P4"><draw:line text:anchor-type="paragraph" draw:z-index="0" draw:name="Linia pozioma 1" draw:style-name="gr1" draw:text-style-name="P14" svg:x1="-0.0035in" svg:y1="0.072in" svg:x2="6.7047in" svg:y2="0.072in"><text:p/></draw:line><text:line-break/><text:span text:style-name="T1">Zadanie przygotowawcze, dostępna pamięć: 32MB</text:span></text:p>
      <text:p text:style-name="P1"/>
      <text:p text:style-name="P2">Bajtocka elektrownia zamierza rozpocz<text:span text:style-name="T13">ąć</text:span> dostaw<text:span text:style-name="T13">ę </text:span>pr<text:span text:style-name="T13">ą</text:span>du do pobliskich miast.</text:p>
      <text:p text:style-name="P2"/>
      <text:p text:style-name="P2">Przez spadki napi<text:span text:style-name="T13">ę</text:span>cia spowodowane oporem przewod<text:span text:style-name="T13">ó</text:span>w, architekt Bitek musi rozplanowa<text:span text:style-name="T13">ć</text:span> optymalne u<text:span text:style-name="T13">ł</text:span>o<text:span text:style-name="T13">ż</text:span>enie transformator<text:span text:style-name="T13">ó</text:span>w na trasie o d<text:span text:style-name="T13">ł</text:span>ugo<text:span text:style-name="T13">ś</text:span>ci <text:span text:style-name="T2">x</text:span> pomi<text:span text:style-name="T13">ę</text:span>dzy elektrowni<text:span text:style-name="T13">ą</text:span> a miastem. Bitek wie, <text:span text:style-name="T13">ż</text:span>e dla danego przewodu istnieje odleg<text:span text:style-name="T13">ł</text:span>o<text:span text:style-name="T13">ść</text:span> <text:span text:style-name="T2">l</text:span>, kt<text:span text:style-name="T13">ó</text:span>r<text:span text:style-name="T13">ą</text:span> pr<text:span text:style-name="T13">ą</text:span>d mo<text:span text:style-name="T13">ż</text:span>e pokona<text:span text:style-name="T13">ć</text:span> bez transformatora.</text:p>
      <text:p text:style-name="P2"/>
      <text:p text:style-name="P2">Linia wysokiego napi<text:span text:style-name="T13">ę</text:span>cia b<text:span text:style-name="T13">ę</text:span>dzie przecina<text:span text:style-name="T13">ł</text:span>a <text:span text:style-name="T2">n </text:span>miast granicz<text:span text:style-name="T13">ą</text:span>cych ze sob<text:span text:style-name="T13">ą</text:span> (w szczeg<text:span text:style-name="T13">ó</text:span>lno<text:span text:style-name="T13">ś</text:span>ci: <text:span text:style-name="T13">pierw</text:span>sze miasto graniczy z elektrowni<text:span text:style-name="T13">ą</text:span>, a <text:span text:style-name="T2">n</text:span>-te z miastem, do kt<text:span text:style-name="T13">ó</text:span>rego pr<text:span text:style-name="T13">ą</text:span>d ma dociera<text:span text:style-name="T13">ć</text:span>). Cena wybudowania transformatora na terytorium <text:span text:style-name="T2">i</text:span>-tego miasta jest r<text:span text:style-name="T13">ó</text:span>wna <text:span text:style-name="T2">c</text:span><text:span text:style-name="T8">i</text:span>. Ca<text:span text:style-name="T13">ł</text:span>kowity koszt wybudowania linii jest r<text:span text:style-name="T13">ó</text:span>wny sumie koszt<text:span text:style-name="T13">ó</text:span>w zwi<text:span text:style-name="T13">ą</text:span>zanych z budow<text:span text:style-name="T13">ą</text:span> transformator<text:span text:style-name="T13">ó</text:span>w. Pom<text:span text:style-name="T13">óż</text:span> Bitkowi znale<text:span text:style-name="T13">źć</text:span> takie <text:span text:style-name="T13">najtańsze </text:span>ustawienie transformator<text:span text:style-name="T13">ó</text:span>w, aby pr<text:span text:style-name="T13">ą</text:span>d m<text:span text:style-name="T13">ógł </text:span>dop<text:span text:style-name="T13">ły</text:span>n<text:span text:style-name="T13">ąć</text:span> z elektrowni do miasta.</text:p>
      <text:p text:style-name="P2"/>
      <text:p text:style-name="P2"/>
      <text:p text:style-name="P1">Wejście</text:p>
      <text:p text:style-name="P2"/>
      <text:p text:style-name="P10">W pierszym wierszu wej<text:span text:style-name="T13">ś</text:span>cia mamy podane trzy liczby ca<text:span text:style-name="T13">ł</text:span>kowite <text:span text:style-name="T2">x</text:span>, <text:span text:style-name="T2">l</text:span> i <text:span text:style-name="T2">n</text:span> (1 <text:span text:style-name="T10">⩽</text:span> <text:span text:style-name="T2">l</text:span> &lt; <text:span text:style-name="T2">x</text:span> <text:span text:style-name="T10">⩽</text:span> 1<text:span text:style-name="T13">0</text:span><text:span text:style-name="T7">3</text:span>, 1 <text:span text:style-name="T10">⩽ </text:span><text:span text:style-name="T2">n </text:span><text:span text:style-name="T11">⩽</text:span> 1<text:span text:style-name="T13">0</text:span><text:span text:style-name="T7">3</text:span>) - oznaczaj<text:span text:style-name="T14">ą</text:span>ce kolejno odlego<text:span text:style-name="T14">ść</text:span> mi<text:span text:style-name="T14">ę</text:span>dzy elektrowni<text:span text:style-name="T14">ą</text:span> i miastem, maksymalny zasi<text:span text:style-name="T14">ę</text:span>g pr<text:span text:style-name="T14">ą</text:span>du <text:span text:style-name="T14">bez transformatora</text:span> oraz liczb<text:span text:style-name="T14">ę</text:span> miast na trasie.</text:p>
      <text:p text:style-name="P10"/>
      <text:p text:style-name="P10">W kolejnych <text:span text:style-name="T2">n</text:span> wierszach mamy dane o poszczeg<text:span text:style-name="T14">ó</text:span>lnych miastach. <text:span text:style-name="T14">Dane d</text:span>la <text:span text:style-name="T2">i</text:span>-tego miasta <text:span text:style-name="T14">wyrażone są jako </text:span>terytorium <text:span text:style-name="T14">o </text:span>przedzia<text:span text:style-name="T14">le </text:span><text:span text:style-name="T2">&lt;a</text:span><text:span text:style-name="T9">i</text:span><text:span text:style-name="T2">, b</text:span><text:span text:style-name="T8">i</text:span><text:span text:style-name="T2">&gt;</text:span> (0 <text:span text:style-name="T10">⩽</text:span> <text:span text:style-name="T2">a</text:span><text:span text:style-name="T9">i</text:span> &lt; <text:span text:style-name="T2">b</text:span><text:span text:style-name="T9">i</text:span> <text:span text:style-name="T10">⩽</text:span> x) oraz cen<text:span text:style-name="T14">a </text:span>wybudowania na nim transformatora <text:span text:style-name="T2">c</text:span><text:span text:style-name="T8">i</text:span><text:span text:style-name="T2"> </text:span>(1 <text:span text:style-name="T10">⩽</text:span> <text:span text:style-name="T2">c</text:span><text:span text:style-name="T8">i</text:span> <text:span text:style-name="T10">⩽</text:span> 10<text:span text:style-name="T5">9</text:span>).</text:p>
      <text:p text:style-name="P10"/>
      <text:p text:style-name="P2">Miasta nie <text:span text:style-name="T14">n</text:span>achodz<text:span text:style-name="T14">ą</text:span> na siebie i wype<text:span text:style-name="T14">ł</text:span>niaj<text:span text:style-name="T14">ą</text:span> ca<text:span text:style-name="T14">ł</text:span>y przedzia<text:span text:style-name="T14">ł</text:span> <text:span text:style-name="T2">&lt;0, x&gt;</text:span>.</text:p>
      <text:p text:style-name="P2"/>
      <text:p text:style-name="P9"/>
      <text:p text:style-name="P1">Wyjście</text:p>
      <text:p text:style-name="P1"/>
      <text:p text:style-name="P2">Na wyj<text:span text:style-name="T14">ś</text:span>ciu program powinien wypisa<text:span text:style-name="T14">ć</text:span> jedn<text:span text:style-name="T14">ą</text:span> liczb<text:span text:style-name="T14">ę</text:span> cakowit<text:span text:style-name="T14">ą</text:span> <text:span text:style-name="T2">z</text:span> - najmniejszy ca<text:span text:style-name="T14">ł</text:span>kowity koszt budowy linii.</text:p>
      <text:p text:style-name="P2"/>
      <text:p text:style-name="P2"/>
      <text:p text:style-name="P1">Przykład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Wejście</text:p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>Wyjście</text:p>
          </table:table-cell>
        </table:table-row>
        <table:table-row table:style-name="Tabela1.2">
          <table:table-cell table:style-name="Tabela1.A2" office:value-type="string">
            <text:p text:style-name="P13">10 5 3</text:p>
            <text:p text:style-name="P13">0 3 10</text:p>
            <text:p text:style-name="P13">3 7 20</text:p>
            <text:p text:style-name="P13">7 10 30</text:p>
            <text:p text:style-name="P3"/>
          </table:table-cell>
          <table:table-cell table:style-name="Tabela1.A1" office:value-type="string">
            <text:p text:style-name="P7"/>
          </table:table-cell>
          <table:table-cell table:style-name="Tabela1.A2" office:value-type="string">
            <text:p text:style-name="P12">2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OpenSymbol" svg:font-family="OpenSymbol" style:font-charset="x-symbol"/>
    <style:font-face style:name="TeX Gyre Schola" svg:font-family="'TeX Gyre Schola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21:34:07.170642559</meta:creation-date>
    <dc:date>2024-06-18T17:19:47.030357954</dc:date>
    <meta:editing-duration>PT2H55M54S</meta:editing-duration>
    <meta:editing-cycles>9</meta:editing-cycles>
    <meta:generator>LibreOffice/7.4.7.2$Linux_X86_64 LibreOffice_project/40$Build-2</meta:generator>
    <meta:document-statistic meta:table-count="1" meta:image-count="0" meta:object-count="0" meta:page-count="1" meta:paragraph-count="20" meta:word-count="245" meta:character-count="1559" meta:non-whitespace-character-count="1333"/>
  </office:meta>
</office:document-meta>
</file>